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1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9.151cm" table:align="margins"/>
    </style:style>
    <style:style style:name="Table2.A" style:family="table-column">
      <style:table-column-properties style:column-width="2.004cm" style:rel-column-width="14349*"/>
    </style:style>
    <style:style style:name="Table2.B" style:family="table-column">
      <style:table-column-properties style:column-width="1.452cm" style:rel-column-width="10396*"/>
    </style:style>
    <style:style style:name="Table2.C" style:family="table-column">
      <style:table-column-properties style:column-width="1.626cm" style:rel-column-width="11646*"/>
    </style:style>
    <style:style style:name="Table2.D" style:family="table-column">
      <style:table-column-properties style:column-width="2.034cm" style:rel-column-width="14564*"/>
    </style:style>
    <style:style style:name="Table2.E" style:family="table-column">
      <style:table-column-properties style:column-width="2.036cm" style:rel-column-width="14580*"/>
    </style:style>
    <style:style style:name="Table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9" style:family="table">
      <style:table-properties style:width="9.153cm" fo:margin-left="0cm" fo:margin-right="-0.002cm" fo:margin-top="0.101cm" fo:margin-bottom="0cm" table:align="margins"/>
    </style:style>
    <style:style style:name="Tableau19.A" style:family="table-column">
      <style:table-column-properties style:column-width="2.492cm" style:rel-column-width="17845*"/>
    </style:style>
    <style:style style:name="Tableau19.B" style:family="table-column">
      <style:table-column-properties style:column-width="1.325cm" style:rel-column-width="9484*"/>
    </style:style>
    <style:style style:name="Tableau19.C" style:family="table-column">
      <style:table-column-properties style:column-width="1.342cm" style:rel-column-width="9611*"/>
    </style:style>
    <style:style style:name="Tableau19.E" style:family="table-column">
      <style:table-column-properties style:column-width="1.341cm" style:rel-column-width="9598*"/>
    </style:style>
    <style:style style:name="Tableau19.F" style:family="table-column">
      <style:table-column-properties style:column-width="1.328cm" style:rel-column-width="9513*"/>
    </style:style>
    <style:style style:name="Tableau19.A1" style:family="table-cell">
      <style:table-cell-properties style:vertical-align="middle" fo:background-color="#ecf191" fo:padding-left="0cm" fo:padding-right="0.101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19.B1" style:family="table-cell" style:data-style-name="N0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F1" style:family="table-cell" style:data-style-name="N0">
      <style:table-cell-properties style:vertical-align="middle" fo:background-color="#ecf191" fo:padding="0.097cm" fo:border="0.5pt solid #000000">
        <style:background-image/>
      </style:table-cell-properties>
    </style:style>
    <style:style style:name="Tableau19.2" style:family="table-row">
      <style:table-row-properties style:min-row-height="0.6cm"/>
    </style:style>
    <style:style style:name="Tableau1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2" style:family="table">
      <style:table-properties style:width="3.551cm" table:align="left" style:writing-mode="lr-tb"/>
    </style:style>
    <style:style style:name="Tableau22.A" style:family="table-column">
      <style:table-column-properties style:column-width="0.709cm"/>
    </style:style>
    <style:style style:name="Tableau22.E" style:family="table-column">
      <style:table-column-properties style:column-width="0.714cm"/>
    </style:style>
    <style:style style:name="Tableau22.1" style:family="table-row">
      <style:table-row-properties style:row-height="0.7cm"/>
    </style:style>
    <style:style style:name="Tableau22.A1" style:family="table-cell">
      <style:table-cell-properties style:vertical-align="middle" fo:padding="0cm" fo:border="none" style:writing-mode="lr-tb"/>
    </style:style>
    <style:style style:name="Tableau22.B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22.D2" style:family="table-cell">
      <style:table-cell-properties style:vertical-align="middle" fo:background-color="#00000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2.E2" style:family="table-cell">
      <style:table-cell-properties style:vertical-align="middle" fo:padding="0cm" fo:border="0.5pt solid #000000" style:writing-mode="lr-tb"/>
    </style:style>
    <style:style style:name="Tableau2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2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22.D3" style:family="table-cell">
      <style:table-cell-properties style:vertical-align="middle" fo:background-color="#000000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22.E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2.B4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22.E4" style:family="table-cell">
      <style:table-cell-properties style:vertical-align="middle" fo:background-color="#000000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2.E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9.151cm" fo:break-before="auto" fo:break-after="auto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0.57cm" style:rel-column-width="4086*"/>
    </style:style>
    <style:style style:name="Table1.B" style:family="table-column">
      <style:table-column-properties style:column-width="0.572cm" style:rel-column-width="4099*"/>
    </style:style>
    <style:style style:name="Table1.P" style:family="table-column">
      <style:table-column-properties style:column-width="0.58cm" style:rel-column-width="4154*"/>
    </style:style>
    <style:style style:name="Table1.1" style:family="table-row">
      <style:table-row-properties style:min-row-height="0.7cm" fo:background-color="transparent">
        <style:background-image/>
      </style:table-row-properties>
    </style:style>
    <style:style style:name="Table1.A1" style:family="table-cell" style:data-style-name="N0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1.B1" style:family="table-cell" style:data-style-name="N0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 style:data-style-name="N0">
      <style:table-cell-properties style:vertical-align="middle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P1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2" style:family="table-row">
      <style:table-row-properties style:min-row-height="0.801cm" fo:background-color="transparent">
        <style:background-image/>
      </style:table-row-properties>
    </style:style>
    <style:style style:name="Table1.C2" style:family="table-cell" style:data-style-name="N0">
      <style:table-cell-properties style:vertical-align="middle"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e1.O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F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7" style:family="table-row">
      <style:table-row-properties style:min-row-height="0.7cm"/>
    </style:style>
    <style:style style:name="Table1.A7" style:family="table-cell" style:data-style-name="N0">
      <style:table-cell-properties style:vertical-align="middle" fo:background-color="transparent" fo:padding="0.097cm" fo:border="none">
        <style:background-image/>
      </style:table-cell-properties>
    </style:style>
    <style:style style:name="Table1.N7" style:family="table-cell" style:data-style-name="N0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1.P7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ableau_5f_Centré_5f_Gras">
      <style:paragraph-properties fo:text-align="start" style:justify-single-word="false"/>
      <style:text-properties fo:font-weight="normal" style:font-weight-asian="normal" style:font-weight-complex="normal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remier_5f_Titre_5f_Exercices_5f_avec_5f_Num_20_Exo_5f_Avec_5f_Titre" style:list-style-name="_5f_Numérotation_20_des_20_exercices" style:master-page-name="_33__5f_4_5f_SERIE_5f_N_5f_GAUCHE_5f_ET_5f_DROITE_5f_2COL">
      <style:paragraph-properties style:page-number="auto"/>
    </style:style>
    <style:style style:name="P111" style:family="paragraph" style:parent-style-name="_5f_Titre_5f_Exercices_5f_avec_5f_Titre" style:list-style-name="_5f_Numérotation_20_des_20_exercices"/>
    <style:style style:name="P112" style:family="paragraph" style:parent-style-name="_5f_Titre_5f_Exercices_5f_sans_5f_Titre" style:list-style-name="_5f_Numérotation_20_des_20_exercices"/>
    <style:style style:name="P113" style:family="paragraph">
      <style:paragraph-properties fo:text-align="cente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62e4e"/>
    </style:style>
    <style:style style:name="P125" style:family="paragraph">
      <loext:graphic-properties draw:fill="none"/>
      <style:paragraph-properties fo:text-align="center"/>
    </style:style>
    <style:style style:name="P126" style:family="paragraph">
      <loext:graphic-properties draw:fill="none"/>
      <style:paragraph-properties fo:text-align="center"/>
      <style:text-properties fo:font-size="12pt"/>
    </style:style>
    <style:style style:name="P127" style:family="paragraph">
      <style:paragraph-properties fo:margin-top="0.199cm" fo:margin-bottom="0cm"/>
    </style:style>
    <style:style style:name="P128" style:family="paragraph">
      <style:paragraph-properties fo:text-align="justify"/>
    </style:style>
    <style:style style:name="P129" style:family="paragraph">
      <style:paragraph-properties fo:margin-left="0cm" fo:margin-right="0cm" fo:line-height="100%" fo:text-indent="0cm"/>
    </style:style>
    <style:style style:name="P130" style:family="paragraph">
      <loext:graphic-properties draw:fill="none" draw:fill-color="#ffffff"/>
      <style:paragraph-properties fo:margin-top="0.199cm" fo:margin-bottom="0cm" fo:text-align="start" style:writing-mode="lr-tb"/>
      <style:text-properties style:font-name="Bitstream Vera Sans3" fo:font-size="10pt"/>
    </style:style>
    <style:style style:name="P131" style:family="paragraph">
      <style:paragraph-properties fo:margin-top="0.199cm" fo:margin-bottom="0cm" fo:text-align="start"/>
    </style:style>
    <style:style style:name="P132" style:family="paragraph">
      <loext:graphic-properties draw:fill="none" draw:fill-color="#ffffff"/>
      <style:paragraph-properties fo:text-align="start" style:writing-mode="lr-tb"/>
      <style:text-properties style:font-name="Bitstream Vera Sans3" fo:font-size="10pt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1" style:family="text">
      <style:text-properties officeooo:rsid="0160d7ef"/>
    </style:style>
    <style:style style:name="T152" style:family="text">
      <style:text-properties officeooo:rsid="0072f07f"/>
    </style:style>
    <style:style style:name="T153" style:family="text">
      <style:text-properties officeooo:rsid="0268e0aa"/>
    </style:style>
    <style:style style:name="T154" style:family="text">
      <style:text-properties officeooo:rsid="026ec296"/>
    </style:style>
    <style:style style:name="T155" style:family="text">
      <style:text-properties officeooo:rsid="0272f9e5"/>
    </style:style>
    <style:style style:name="T156" style:family="text">
      <style:text-properties officeooo:rsid="02757f12"/>
    </style:style>
    <style:style style:name="T157" style:family="text">
      <style:text-properties officeooo:rsid="02735980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f8729d"/>
    </style:style>
    <style:style style:name="T162" style:family="text">
      <style:text-properties officeooo:rsid="010c4d3a"/>
    </style:style>
    <style:style style:name="T163" style:family="text">
      <style:text-properties fo:font-size="16pt" style:font-size-asian="16pt" style:font-size-complex="16pt"/>
    </style:style>
    <style:style style:name="T164" style:family="text">
      <style:text-properties officeooo:rsid="00b6801f"/>
    </style:style>
    <style:style style:name="T165" style:family="text">
      <style:text-properties officeooo:rsid="014407b5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officeooo:rsid="01fb2be5"/>
    </style:style>
    <style:style style:name="T182" style:family="text">
      <style:text-properties officeooo:rsid="01fc062d"/>
    </style:style>
    <style:style style:name="T183" style:family="text">
      <style:text-properties fo:color="#000000" loext:opacity="100%" style:font-name="Bitstream Vera Sans" fo:font-size="10pt" fo:language="fr" fo:country="FR" officeooo:rsid="01fc062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officeooo:rsid="01fe2070"/>
    </style:style>
    <style:style style:name="T185" style:family="text"/>
    <style:style style:name="T18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7" style:family="text">
      <style:text-properties style:font-name="Bitstream Vera Sans3" fo:font-size="10pt" style:text-underline-style="none" fo:font-weight="bold" style:font-name-complex="Bitstream Vera Sans3" style:font-size-complex="10pt" style:font-weight-complex="bold"/>
    </style:style>
    <style:style style:name="T188" style:family="text">
      <style:text-properties style:font-name="Bitstream Vera Sans3" fo:font-size="10pt" style:text-underline-style="none" fo:font-weight="bold" style:font-weight-asian="bold" style:font-name-complex="Bitstream Vera Sans3" style:font-size-complex="10pt" style:font-weight-complex="bold"/>
    </style:style>
    <style:style style:name="T189" style:family="text">
      <style:text-properties style:font-name="Bitstream Vera Sans3" fo:font-size="10pt" style:text-underline-style="none" fo:font-weight="bold" style:font-name-complex="Bitstream Vera Sans3" style:font-size-complex="10pt"/>
    </style:style>
    <style:style style:name="T190" style:family="text">
      <style:text-properties style:font-name="Bitstream Vera Sans3" fo:font-size="10pt" style:text-underline-style="none" fo:font-weight="normal" style:font-weight-asian="normal" style:font-name-complex="Bitstream Vera Sans3" style:font-size-complex="10pt" style:font-weight-complex="normal"/>
    </style:style>
    <style:style style:name="T191" style:family="text">
      <style:text-properties style:use-window-font-color="true" loext:opacity="0%" style:font-name="Bitstream Vera Sans3" fo:font-size="10pt" style:text-underline-style="none" fo:font-weight="normal" style:font-weight-asian="normal" style:font-name-complex="Bitstream Vera Sans3" style:font-size-complex="10pt" style:font-weight-complex="normal"/>
    </style:style>
    <style:style style:name="T192" style:family="text">
      <style:text-properties style:font-name="Bitstream Vera Sans3" fo:font-size="10pt" style:text-underline-style="none" fo:font-weight="bold" style:font-size-complex="10pt"/>
    </style:style>
    <style:style style:name="T193" style:family="text">
      <style:text-properties style:font-name="Bitstream Vera Sans3" fo:font-size="10pt" fo:font-weight="bold" style:font-weight-asian="bold" style:font-size-complex="10pt" style:font-weight-complex="bold"/>
    </style:style>
    <style:style style:name="T194" style:family="text">
      <style:text-properties style:font-name="Bitstream Vera Sans3" fo:font-size="10pt" style:font-size-complex="10pt"/>
    </style:style>
    <style:style style:name="T195" style:family="text">
      <style:text-properties style:font-name="Bitstream Vera Sans3" fo:font-size="10pt" fo:font-weight="bold" style:font-weight-asian="bold" style:font-weight-complex="bold"/>
    </style:style>
    <style:style style:name="T196" style:family="text">
      <style:text-properties style:font-name="Bitstream Vera Sans3" fo:font-size="10pt"/>
    </style:style>
    <style:style style:name="T197" style:family="text">
      <style:text-properties style:font-name="Bitstream Vera Sans3" fo:font-size="10pt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326cm" fo:min-width="0.326cm" fo:padding-top="0.019cm" fo:padding-bottom="0.019cm" fo:padding-left="0.019cm" fo:padding-right="0.019cm" style:run-through="foreground"/>
    </style:style>
    <style:style style:name="gr19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342cm" fo:min-width="0.342cm" fo:padding-top="0.019cm" fo:padding-bottom="0.019cm" fo:padding-left="0.019cm" fo:padding-right="0.019cm" style:run-through="foreground"/>
    </style:style>
    <style:style style:name="gr20" style:family="graphic">
      <style:graphic-properties svg:stroke-width="0.041cm" svg:stroke-color="#ff0000" draw:marker-start-width="0.413cm" draw:marker-end-width="0.413cm" draw:fill="none" draw:textarea-horizontal-align="justify" draw:textarea-vertical-align="middle" draw:auto-grow-height="false" fo:min-height="0.326cm" fo:min-width="0.381cm" fo:padding-top="0.019cm" fo:padding-bottom="0.019cm" fo:padding-left="0.019cm" fo:padding-right="0.019cm" style:run-through="foreground"/>
    </style:style>
    <style:style style:name="gr21" style:family="graphic">
      <style:graphic-properties draw:stroke="none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4" draw:name="Shape3_0" draw:style-name="gr23" draw:text-style-name="P113" svg:x1="15.131cm" svg:y1="1.427cm" svg:x2="21.998cm" svg:y2="1.411cm">
        <text:p/>
      </draw:line>
      <draw:frame text:anchor-type="page" text:anchor-page-number="1" draw:z-index="3" draw:name="Shape8_0" draw:style-name="gr24" draw:text-style-name="P120" svg:width="2.703cm" svg:height="0.715cm" draw:transform="rotate (0.0872664625997165) translate (1.32644444444444cm 1.21884722222222cm)">
        <draw:text-box>
          <text:p text:style-name="P113"><text:span text:style-name="T186">Série 4</text:span></text:p>
        </draw:text-box>
      </draw:frame>
      <draw:path text:anchor-type="page" text:anchor-page-number="1" draw:z-index="2" draw:name="Shape1" draw:style-name="gr25" draw:text-style-name="P11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176766587" text:style-name="_5f_Numérotation_20_des_20_exercices">
              <text:list-item>
                <text:h text:style-name="P110" text:outline-level="1"><text:span text:style-name="_5f_Caractères">Multiples communs</text:span></text:h>
                <text:list>
                  <text:list-item text:start-value="1">
                    <text:p text:style-name="P108"><text:span text:style-name="_5f_Caractères">Écris tous les multiples de 2 inférieurs à 40.</text:span></text:p>
                    <text:p text:style-name="P108"><draw:g text:anchor-type="paragraph" draw:z-index="9" draw:name="DrawObject1" draw:style-name="gr17"><draw:custom-shape draw:name="Forme1" draw:style-name="gr18" draw:text-style-name="P125" svg:width="0.518cm" svg:height="0.518cm" svg:x="1.553cm" svg:y="0.17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0" draw:style-name="gr19" draw:text-style-name="P126" svg:width="0.537cm" svg:height="0.537cm" svg:x="3.615cm" svg:y="0.1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" draw:style-name="gr18" draw:text-style-name="P125" svg:width="0.518cm" svg:height="0.518cm" svg:x="5.984cm" svg:y="0.1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3" draw:style-name="gr19" draw:text-style-name="P126" svg:width="0.537cm" svg:height="0.537cm" svg:x="8.374cm" svg:y="0.1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4" draw:style-name="gr20" draw:text-style-name="P125" svg:width="0.593cm" svg:height="0.518cm" svg:x="1.51cm" svg:y="0.882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1_6" draw:style-name="gr18" draw:text-style-name="P125" svg:width="0.518cm" svg:height="0.518cm" svg:x="2.278cm" svg:y="2.2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7" draw:style-name="gr18" draw:text-style-name="P125" svg:width="0.518cm" svg:height="0.518cm" svg:x="3.853cm" svg:y="2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8" draw:style-name="gr18" draw:text-style-name="P125" svg:width="0.518cm" svg:height="0.518cm" svg:x="5.393cm" svg:y="2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9" draw:style-name="gr18" draw:text-style-name="P125" svg:width="0.518cm" svg:height="0.518cm" svg:x="6.977cm" svg:y="2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0" draw:style-name="gr18" draw:text-style-name="P125" svg:width="0.518cm" svg:height="0.518cm" svg:x="8.569cm" svg:y="2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9" draw:style-name="gr18" draw:text-style-name="P125" svg:width="0.518cm" svg:height="0.518cm" svg:x="3.934cm" svg:y="0.8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2" draw:style-name="gr18" draw:text-style-name="P125" svg:width="0.518cm" svg:height="0.518cm" svg:x="1.016cm" svg:y="2.2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5" draw:style-name="gr18" draw:text-style-name="P125" svg:width="0.518cm" svg:height="0.518cm" svg:x="-0.157cm" svg:y="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20" draw:style-name="gr18" draw:text-style-name="P125" svg:width="0.518cm" svg:height="0.518cm" svg:x="-0.176cm" svg:y="2.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Caractères_5f_correction"><text:span text:style-name="T181">0 : </text:span></text:span><text:span text:style-name="_5f_Caractères_5f_correction">2 ; 4 ; 6 ; 8 ; 10 ; 12 ; 14 ; 16 ; 18 ; 20 ; 22 ; 24 ; 26 ; 28 ; 30 ; 32 ; 34 ; 36 ; 38 et 40</text:span><text:span text:style-name="_5f_Caractères">.</text:span></text:p>
                  </text:list-item>
                  <text:list-item>
                    <text:p text:style-name="P108"><text:span text:style-name="_5f_Caractères">Écris tous les multiples de 3 inférieurs à 40.</text:span></text:p>
                    <text:p text:style-name="P108"><text:span text:style-name="_5f_Caractères_5f_correction"><text:span text:style-name="T181">0 ; </text:span></text:span><text:span text:style-name="_5f_Caractères_5f_correction">3 ; 6 ; 9 ; 12 ; 15 ; 18 ; 21 ; 24 ; 27 ; 30 ; 33 ; 36 et 39</text:span><text:span text:style-name="_5f_Caractères">.</text:span></text:p>
                  </text:list-item>
                  <text:list-item>
                    <text:p text:style-name="_5f_Paragraphe_5f_avec_5f_Num_5f_Question"><text:span text:style-name="_5f_Caractères">Entoure les nombres qui apparaissent dans les deux listes. Que remarques‑tu ?</text:span></text:p>
                    <text:p text:style-name="P108"><text:span text:style-name="_5f_Caractères_5f_correction">Ce sont les premiers multiples de 6 </text:span><text:span text:style-name="_5f_Caractères_5f_correction"><text:span text:style-name="T182">(car 6 est </text:span></text:span><text:span text:style-name="_5f_Caractères_5f_correction"><text:span text:style-name="T183">le plus petit multiple de</text:span></text:span><text:span text:style-name="_5f_Caractères_5f_correction"><text:span text:style-name="T182"> 2 et 3)</text:span></text:span></text:p>
                  </text:list-item>
                </text:list>
              </text:list-item>
              <text:list-item>
                <text:h text:style-name="P111" text:outline-level="1"><text:span text:style-name="_5f_Caractères">Diviseurs communs</text:span></text:h>
                <text:list>
                  <text:list-item text:start-value="1">
                    <text:p text:style-name="P108"><text:span text:style-name="_5f_Caractères">Écris tous les diviseurs de 18.</text:span></text:p>
                  </text:list-item>
                </text:list>
              </text:list-item>
            </text:list>
            <text:h text:style-name="_5f_Paragraphe" text:outline-level="1"><draw:g text:anchor-type="paragraph" draw:z-index="7" draw:name="DrawObject2" draw:style-name="gr17"><draw:custom-shape draw:name="Forme1_11" draw:style-name="gr18" draw:text-style-name="P125" svg:width="0.518cm" svg:height="0.518cm" svg:x="-0.146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2" draw:style-name="gr18" draw:text-style-name="P125" svg:width="0.518cm" svg:height="0.518cm" svg:x="-0.109cm" svg:y="1.3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3" draw:style-name="gr18" draw:text-style-name="P125" svg:width="0.518cm" svg:height="0.518cm" svg:x="0.424cm" svg:y="0.1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4" draw:style-name="gr18" draw:text-style-name="P125" svg:width="0.518cm" svg:height="0.518cm" svg:x="0.478cm" svg:y="1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5" draw:style-name="gr18" draw:text-style-name="P125" svg:width="0.518cm" svg:height="0.518cm" svg:x="1.036cm" svg:y="1.3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6" draw:style-name="gr18" draw:text-style-name="P125" svg:width="0.518cm" svg:height="0.518cm" svg:x="1.025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7" draw:style-name="gr18" draw:text-style-name="P125" svg:width="0.518cm" svg:height="0.518cm" svg:x="1.579cm" svg:y="0.0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_18" draw:style-name="gr18" draw:text-style-name="P125" svg:width="0.518cm" svg:height="0.518cm" svg:x="2.128cm" svg:y="1.3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Caractères_5f_correction">1 ; 2 ; 3 ; 6 ; 9 et 18</text:span><text:span text:style-name="_5f_Caractères">.</text:span></text:h>
            <text:list xml:id="list141406531104115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Écris tous les diviseurs de 24.</text:span></text:p>
                  </text:list-item>
                </text:list>
              </text:list-item>
            </text:list>
            <text:h text:style-name="_5f_Paragraphe" text:outline-level="1"><text:span text:style-name="_5f_Caractères_5f_correction">1 ; 2 ; 3 ; 4 ; 6 ; 8 ; 12 et 24.</text:span></text:h>
            <text:list xml:id="list141406861790889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Entoure les nombres qui apparaissent dans les deux listes. Que remarques‑tu ?</text:span></text:p>
                  </text:list-item>
                </text:list>
              </text:list-item>
            </text:list>
            <text:h text:style-name="_5f_Paragraphe" text:outline-level="1"><text:span text:style-name="_5f_Caractères_5f_correction">Ce sont les diviseurs de 6 </text:span><text:span text:style-name="_5f_Caractères_5f_correction"><text:span text:style-name="T184">(car 6 est le plus grand diviseur de 18 et 24).</text:span></text:span></text:h>
            <text:list xml:id="list141407255387106" text:continue-numbering="true" text:style-name="_5f_Numérotation_20_des_20_exercices">
              <text:list-item>
                <text:h text:style-name="P111" text:outline-level="1"><text:span text:style-name="_5f_Caractères">Critères de divisibilité</text:span></text:h>
                <text:list>
                  <text:list-item text:start-value="1">
                    <text:p text:style-name="P108"><text:span text:style-name="_5f_Caractères">157 326 est‑il divisible par 2 ? Justifie.</text:span></text:p>
                  </text:list-item>
                </text:list>
              </text:list-item>
            </text:list>
            <text:h text:style-name="_5f_Paragraphe" text:outline-level="1"><text:span text:style-name="_5f_Caractères_5f_correction">157 326 est pair donc divisible par 2</text:span><text:span text:style-name="_5f_Caractères">.</text:span></text:h>
            <text:list xml:id="list141407037284070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157 326 est‑il divisible par 3 ? Justifie.</text:span></text:p>
                  </text:list-item>
                </text:list>
              </text:list-item>
            </text:list>
            <text:h text:style-name="_5f_Paragraphe" text:outline-level="1"><text:span text:style-name="_5f_Caractères_5f_correction">1 + 5 + 7 + 3 + 2 + 6 = 24 divisible par 3</text:span><text:span text:style-name="_5f_Caractères">.</text:span></text:h>
            <text:h text:style-name="_5f_Paragraphe" text:outline-level="1"><text:span text:style-name="_5f_Caractères_5f_correction">157 326 est donc divisible par 3</text:span><text:span text:style-name="_5f_Caractères">.</text:span></text:h>
            <text:list xml:id="list141405557256765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157 326 est‑il divisible par 4 ? Justifie.</text:span></text:p>
                  </text:list-item>
                </text:list>
              </text:list-item>
            </text:list>
            <text:h text:style-name="_5f_Paragraphe" text:outline-level="1"><text:span text:style-name="_5f_Caractères_5f_correction">Les deux derniers chiffres de ce nombre forment le nombre 26 non divisible par 4</text:span><text:span text:style-name="_5f_Caractères">.</text:span></text:h>
            <text:h text:style-name="_5f_Paragraphe" text:outline-level="1"><text:span text:style-name="_5f_Caractères_5f_correction">157 326 </text:span><text:span text:style-name="_5f_Caractères_5f_correction"><text:span text:style-name="T181">est</text:span></text:span><text:span text:style-name="_5f_Caractères_5f_correction"> donc non divisible par 4</text:span><text:span text:style-name="_5f_Caractères">.</text:span></text:h>
            <text:list xml:id="list141406472595301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157 326 est‑il divisible par 5 ? Justifie.</text:span></text:p>
                  </text:list-item>
                </text:list>
              </text:list-item>
            </text:list>
            <text:h text:style-name="_5f_Paragraphe" text:outline-level="1"><text:span text:style-name="_5f_Caractères_5f_correction">Son chiffre des unités n’est ni 0, ni 5</text:span><text:span text:style-name="_5f_Caractères">.</text:span></text:h>
            <text:h text:style-name="_5f_Paragraphe" text:outline-level="1"><text:span text:style-name="_5f_Caractères_5f_correction">157 326 est donc non divisible par 5</text:span><text:span text:style-name="_5f_Caractères">.</text:span></text:h>
            <text:list xml:id="list141406081319892" text:continue-numbering="true" text:style-name="_5f_Numérotation_20_des_20_exercices">
              <text:list-item>
                <text:h text:style-name="P112" text:outline-level="1"><text:span text:style-name="_5f_Caractères">Complète pour que les nombres soient divi­sibles :</text:span></text:h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 table:style-name="TableLine2862430243776">
                <table:table-cell table:style-name="Table2.A1" office:value-type="string">
                  <text:h text:style-name="P102" text:outline-level="1">par 2 :</text:h>
                </table:table-cell>
                <table:table-cell table:style-name="Table2.A1" office:value-type="string">
                  <text:h text:style-name="_5f_Tableau_5f_Centré_5f_Gras" text:outline-level="1"><text:span text:style-name="T180">6 4 </text:span><text:span text:style-name="_5f_Caractères_5f_correction"><text:span text:style-name="T180">0</text:span></text:span></text:h>
                </table:table-cell>
                <table:table-cell table:style-name="Table2.A1" office:value-type="string">
                  <text:h text:style-name="_5f_Tableau_5f_Centré_5f_Gras" text:outline-level="1"><text:span text:style-name="T180">7 0 4 </text:span><text:span text:style-name="_5f_Caractères_5f_correction"><text:span text:style-name="T180">8</text:span></text:span></text:h>
                </table:table-cell>
                <table:table-cell table:style-name="Table2.A1" office:value-type="string">
                  <text:h text:style-name="_5f_Tableau_5f_Centré_5f_Gras" text:outline-level="1"><text:span text:style-name="T180">2 </text:span><text:span text:style-name="_5f_Caractères_5f_correction"><text:span text:style-name="T180">1</text:span></text:span><text:span text:style-name="T180"> 5 </text:span><text:span text:style-name="_5f_Caractères_5f_correction"><text:span text:style-name="T180">6</text:span></text:span><text:span text:style-name="T180"> </text:span></text:h>
                </table:table-cell>
                <table:table-cell table:style-name="Table2.A1" office:value-type="string">
                  <text:h text:style-name="_5f_Tableau_5f_Centré_5f_Gras" text:outline-level="1"><text:span text:style-name="_5f_Caractères_5f_correction"><text:span text:style-name="T180">9</text:span></text:span><text:span text:style-name="T180"> 4 8 </text:span><text:span text:style-name="_5f_Caractères_5f_correction"><text:span text:style-name="T180">4</text:span></text:span></text:h>
                </table:table-cell>
              </table:table-row>
              <table:table-row table:style-name="TableLine2862430254384">
                <table:table-cell table:style-name="Table2.A1" office:value-type="string">
                  <text:h text:style-name="P102" text:outline-level="1">par 3 :</text:h>
                </table:table-cell>
                <table:table-cell table:style-name="Table2.A1" office:value-type="string">
                  <text:h text:style-name="_5f_Tableau_5f_Centré_5f_Gras" text:outline-level="1"><text:span text:style-name="_5f_Caractères_5f_correction"><text:span text:style-name="T180">9</text:span></text:span><text:span text:style-name="T180"> 4 2</text:span></text:h>
                </table:table-cell>
                <table:table-cell table:style-name="Table2.A1" office:value-type="string">
                  <text:h text:style-name="_5f_Tableau_5f_Centré_5f_Gras" text:outline-level="1"><text:span text:style-name="T180">8 0 </text:span><text:span text:style-name="_5f_Caractères_5f_correction"><text:span text:style-name="T180">4</text:span></text:span></text:h>
                </table:table-cell>
                <table:table-cell table:style-name="Table2.A1" office:value-type="string">
                  <text:h text:style-name="_5f_Tableau_5f_Centré_5f_Gras" text:outline-level="1"><text:span text:style-name="T180">6 4 3 </text:span><text:span text:style-name="_5f_Caractères_5f_correction"><text:span text:style-name="T180">8</text:span></text:span></text:h>
                </table:table-cell>
                <table:table-cell table:style-name="Table2.A1" office:value-type="string">
                  <text:h text:style-name="_5f_Tableau_5f_Centré_5f_Gras" text:outline-level="1"><text:span text:style-name="T180">8 </text:span><text:span text:style-name="_5f_Caractères_5f_correction"><text:span text:style-name="T180">1</text:span></text:span><text:span text:style-name="T180"> 2 4</text:span></text:h>
                </table:table-cell>
              </table:table-row>
              <table:table-row table:style-name="TableLine2862430252208">
                <table:table-cell table:style-name="Table2.A1" office:value-type="string">
                  <text:h text:style-name="P102" text:outline-level="1">par 6 :</text:h>
                </table:table-cell>
                <table:table-cell table:style-name="Table2.A1" office:value-type="string">
                  <text:h text:style-name="_5f_Tableau_5f_Centré_5f_Gras" text:outline-level="1"><text:span text:style-name="T180">6 4 </text:span><text:span text:style-name="_5f_Caractères_5f_correction"><text:span text:style-name="T180">8</text:span></text:span></text:h>
                </table:table-cell>
                <table:table-cell table:style-name="Table2.A1" office:value-type="string">
                  <text:h text:style-name="_5f_Tableau_5f_Centré_5f_Gras" text:outline-level="1"><text:span text:style-name="T180">8 5 3 </text:span><text:span text:style-name="_5f_Caractères_5f_correction"><text:span text:style-name="T180">2</text:span></text:span></text:h>
                </table:table-cell>
                <table:table-cell table:style-name="Table2.A1" office:value-type="string">
                  <text:h text:style-name="_5f_Tableau_5f_Centré_5f_Gras" text:outline-level="1"><text:span text:style-name="_5f_Caractères_5f_correction"><text:span text:style-name="T180">3</text:span></text:span><text:span text:style-name="T180"> 2 4 </text:span><text:span text:style-name="_5f_Caractères_5f_correction"><text:span text:style-name="T180">0</text:span></text:span></text:h>
                </table:table-cell>
                <table:table-cell table:style-name="Table2.A1" office:value-type="string">
                  <text:h text:style-name="_5f_Tableau_5f_Centré_5f_Gras" text:outline-level="1"><text:span text:style-name="T180">3 3 3 </text:span><text:span text:style-name="_5f_Caractères_5f_correction"><text:span text:style-name="T180">6</text:span></text:span></text:h>
                </table:table-cell>
              </table:table-row>
            </table:table>
            <text:list xml:id="list141407076697386" text:continue-numbering="true" text:style-name="_5f_Numérotation_20_des_20_exercices">
              <text:list-item>
                <text:h text:style-name="P112" text:outline-level="1"><text:span text:style-name="_5f_Caractères">Complète par « vrai » ou « faux ».</text:span></text:h>
              </text:list-item>
            </text:list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B"/>
              <table:table-column table:style-name="Tableau19.E"/>
              <table:table-column table:style-name="Tableau19.F"/>
              <table:table-header-rows>
                <table:table-row table:style-name="TableLine2862430245952">
                  <table:table-cell table:style-name="Tableau19.A1" office:value-type="string">
                    <text:h text:style-name="_5f_Tableau_5f_Centré_5f_Gras" text:outline-level="1"><text:span text:style-name="_5f_Caractères">Le nombre est divisible par...</text:span></text:h>
                  </table:table-cell>
                  <table:table-cell table:style-name="Tableau19.B1" office:value-type="float" office:value="2">
                    <text:h text:style-name="_5f_Tableau_5f_Centré_5f_Gras" text:outline-level="1"><text:span text:style-name="_5f_Caractères">2</text:span></text:h>
                  </table:table-cell>
                  <table:table-cell table:style-name="Tableau19.B1" office:value-type="float" office:value="3">
                    <text:h text:style-name="_5f_Tableau_5f_Centré_5f_Gras" text:outline-level="1"><text:span text:style-name="_5f_Caractères">3</text:span></text:h>
                  </table:table-cell>
                  <table:table-cell table:style-name="Tableau19.B1" office:value-type="float" office:value="4">
                    <text:h text:style-name="_5f_Tableau_5f_Centré_5f_Gras" text:outline-level="1"><text:span text:style-name="_5f_Caractères">4</text:span></text:h>
                  </table:table-cell>
                  <table:table-cell table:style-name="Tableau19.B1" office:value-type="float" office:value="5">
                    <text:h text:style-name="_5f_Tableau_5f_Centré_5f_Gras" text:outline-level="1"><text:span text:style-name="_5f_Caractères">5</text:span></text:h>
                  </table:table-cell>
                  <table:table-cell table:style-name="Tableau19.F1" office:value-type="float" office:value="9">
                    <text:h text:style-name="_5f_Tableau_5f_Centré_5f_Gras" text:outline-level="1"><text:span text:style-name="_5f_Caractères">9</text:span></text:h>
                  </table:table-cell>
                </table:table-row>
              </table:table-header-rows>
              <table:table-row table:style-name="Tableau19.2">
                <table:table-cell table:style-name="Tableau19.A2" office:value-type="string">
                  <text:h text:style-name="_5f_Tableau_5f_Centré_5f_Gras" text:outline-level="1"><text:span text:style-name="_5f_Caractères"><text:s text:c="9"/>345</text:span></text:h>
                </table:table-cell>
                <table:table-cell table:style-name="Tableau19.B2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C2" office:value-type="string">
                  <text:h text:style-name="_5f_Tableau_5f_Centré" text:outline-level="1"><text:span text:style-name="_5f_Caractères_5f_correction">vrai</text:span></text:h>
                </table:table-cell>
                <table:table-cell table:style-name="Tableau19.D2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E2" office:value-type="string">
                  <text:h text:style-name="_5f_Tableau_5f_Centré" text:outline-level="1"><text:span text:style-name="_5f_Caractères_5f_correction">vrai</text:span></text:h>
                </table:table-cell>
                <table:table-cell table:style-name="Tableau19.F2" office:value-type="string">
                  <text:h text:style-name="_5f_Tableau_5f_Centré" text:outline-level="1"><text:span text:style-name="_5f_Caractères_5f_correction">faux</text:span></text:h>
                </table:table-cell>
              </table:table-row>
              <table:table-row table:style-name="Tableau19.2">
                <table:table-cell table:style-name="Tableau19.A3" office:value-type="string">
                  <text:h text:style-name="_5f_Tableau_5f_Centré_5f_Gras" text:outline-level="1"><text:span text:style-name="_5f_Caractères"><text:s text:c="9"/>344</text:span></text:h>
                </table:table-cell>
                <table:table-cell table:style-name="Tableau19.B3" office:value-type="string">
                  <text:h text:style-name="_5f_Tableau_5f_Centré" text:outline-level="1"><text:span text:style-name="_5f_Caractères_5f_correction">vrai</text:span></text:h>
                </table:table-cell>
                <table:table-cell table:style-name="Tableau19.C3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D3" office:value-type="string">
                  <text:h text:style-name="_5f_Tableau_5f_Centré" text:outline-level="1"><text:span text:style-name="_5f_Caractères_5f_correction">vrai</text:span></text:h>
                </table:table-cell>
                <table:table-cell table:style-name="Tableau19.E3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F3" office:value-type="string">
                  <text:h text:style-name="_5f_Tableau_5f_Centré" text:outline-level="1"><text:span text:style-name="_5f_Caractères_5f_correction">faux</text:span></text:h>
                </table:table-cell>
              </table:table-row>
              <table:table-row table:style-name="Tableau19.2">
                <table:table-cell table:style-name="Tableau19.A4" office:value-type="string">
                  <text:h text:style-name="_5f_Tableau_5f_Centré_5f_Gras" text:outline-level="1"><text:span text:style-name="_5f_Caractères"><text:s text:c="4"/>56 241</text:span></text:h>
                </table:table-cell>
                <table:table-cell table:style-name="Tableau19.B4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C4" office:value-type="string">
                  <text:h text:style-name="_5f_Tableau_5f_Centré" text:outline-level="1"><text:span text:style-name="_5f_Caractères_5f_correction">vrai</text:span></text:h>
                </table:table-cell>
                <table:table-cell table:style-name="Tableau19.D4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E4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F4" office:value-type="string">
                  <text:h text:style-name="_5f_Tableau_5f_Centré" text:outline-level="1"><text:span text:style-name="_5f_Caractères_5f_correction">vrai</text:span></text:h>
                </table:table-cell>
              </table:table-row>
              <table:table-row table:style-name="Tableau19.2">
                <table:table-cell table:style-name="Tableau19.A5" office:value-type="string">
                  <text:h text:style-name="_5f_Tableau_5f_Centré_5f_Gras" text:outline-level="1"><text:span text:style-name="_5f_Caractères"><text:s text:c="4"/>56 242</text:span></text:h>
                </table:table-cell>
                <table:table-cell table:style-name="Tableau19.B5" office:value-type="string">
                  <text:h text:style-name="_5f_Tableau_5f_Centré" text:outline-level="1"><text:span text:style-name="_5f_Caractères_5f_correction">vrai</text:span></text:h>
                </table:table-cell>
                <table:table-cell table:style-name="Tableau19.C5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D5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E5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F5" office:value-type="string">
                  <text:h text:style-name="_5f_Tableau_5f_Centré" text:outline-level="1"><text:span text:style-name="_5f_Caractères_5f_correction">faux</text:span></text:h>
                </table:table-cell>
              </table:table-row>
              <table:table-row table:style-name="Tableau19.2">
                <table:table-cell table:style-name="Tableau19.A6" office:value-type="string">
                  <text:h text:style-name="_5f_Tableau_5f_Centré_5f_Gras" text:outline-level="1"><text:span text:style-name="_5f_Caractères"><text:s text:c="4"/>56 243</text:span></text:h>
                </table:table-cell>
                <table:table-cell table:style-name="Tableau19.B6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C6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D6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E6" office:value-type="string">
                  <text:h text:style-name="_5f_Tableau_5f_Centré" text:outline-level="1"><text:span text:style-name="_5f_Caractères_5f_correction">faux</text:span></text:h>
                </table:table-cell>
                <table:table-cell table:style-name="Tableau19.F6" office:value-type="string">
                  <text:h text:style-name="_5f_Tableau_5f_Centré" text:outline-level="1"><text:span text:style-name="_5f_Caractères_5f_correction">faux</text:span></text:h>
                </table:table-cell>
              </table:table-row>
            </table:table>
            <text:list xml:id="list141406790007155" text:continue-numbering="true" text:style-name="_5f_Numérotation_20_des_20_exercices">
              <text:list-item>
                <text:h text:style-name="P111" text:outline-level="1"><draw:frame text:anchor-type="char" draw:z-index="5" draw:name="Forme52" draw:style-name="gr22" draw:text-style-name="P132" svg:width="5.054cm" svg:height="4.112cm" svg:x="4.099cm" svg:y="0.921cm"><draw:text-box><text:p text:style-name="P131"><text:span text:style-name="T192">Horizontalement</text:span></text:p><text:p text:style-name="P128"><text:span text:style-name="T193">A</text:span><text:span text:style-name="T194"> </text:span><text:span text:style-name="T193">-</text:span><text:span text:style-name="T194"> Multiple de 3 et de 5. Diviseur de 25.</text:span></text:p><text:p text:style-name="P128"><text:span text:style-name="T195">B</text:span><text:span text:style-name="T196"> </text:span><text:span text:style-name="T195">- </text:span><text:span text:style-name="T196">Multiple de 10. Diviseur de tous les nombres.</text:span></text:p><text:p text:style-name="P128"><text:span text:style-name="T195">C</text:span><text:span text:style-name="T196"> </text:span><text:span text:style-name="T195">- </text:span><text:span text:style-name="T197">Diviseur de 222 autre que lui-même</text:span><text:span text:style-name="T196">.</text:span></text:p><text:p text:style-name="P128"><text:span text:style-name="T195">D -</text:span><text:span text:style-name="T196"> Multiple de 5 <text:s/>(mais pas de 10) si on lui ajoute 1. Multiple de 12 et 7.</text:span></text:p></draw:text-box></draw:frame><text:span text:style-name="_5f_Caractères_5f_gras">Nombres croisés</text:span></text:h>
              </text:list-item>
            </text:list>
            <table:table table:name="Tableau22" table:style-name="Tableau22">
              <table:table-column table:style-name="Tableau22.A" table:number-columns-repeated="4"/>
              <table:table-column table:style-name="Tableau22.E"/>
              <table:table-row table:style-name="Tableau22.1">
                <table:table-cell table:style-name="Tableau22.A1" office:value-type="string">
                  <text:h text:style-name="_5f_Tableau_5f_Centré_5f_Gras" text:outline-level="1"/>
                </table:table-cell>
                <table:table-cell table:style-name="Tableau22.A1" office:value-type="string">
                  <text:h text:style-name="_5f_Tableau_5f_Centré_5f_Gras" text:outline-level="1">1</text:h>
                </table:table-cell>
                <table:table-cell table:style-name="Tableau22.A1" office:value-type="string">
                  <text:h text:style-name="_5f_Tableau_5f_Centré_5f_Gras" text:outline-level="1">2</text:h>
                </table:table-cell>
                <table:table-cell table:style-name="Tableau22.A1" office:value-type="string">
                  <text:h text:style-name="_5f_Tableau_5f_Centré_5f_Gras" text:outline-level="1">3</text:h>
                </table:table-cell>
                <table:table-cell table:style-name="Tableau22.A1" office:value-type="string">
                  <text:h text:style-name="_5f_Tableau_5f_Centré_5f_Gras" text:outline-level="1">4 <text:s text:c="4"/></text:h>
                </table:table-cell>
              </table:table-row>
              <table:table-row table:style-name="Tableau22.1">
                <table:table-cell table:style-name="Tableau22.A1" office:value-type="string">
                  <text:h text:style-name="_5f_Tableau_5f_Centré_5f_Gras" text:outline-level="1">A</text:h>
                </table:table-cell>
                <table:table-cell table:style-name="Tableau22.B2" office:value-type="string">
                  <text:h text:style-name="_5f_Tableau_5f_Centré" text:outline-level="1"><text:span text:style-name="_5f_Caractères_5f_correction">4</text:span></text:h>
                </table:table-cell>
                <table:table-cell table:style-name="Tableau22.B2" office:value-type="string">
                  <text:h text:style-name="_5f_Tableau_5f_Centré" text:outline-level="1"><text:span text:style-name="_5f_Caractères_5f_correction">5</text:span></text:h>
                </table:table-cell>
                <table:table-cell table:style-name="Tableau22.D2" office:value-type="string">
                  <text:h text:style-name="_5f_Tableau_5f_Centré" text:outline-level="1"/>
                </table:table-cell>
                <table:table-cell table:style-name="Tableau22.E2" office:value-type="string">
                  <text:h text:style-name="_5f_Tableau_5f_Centré" text:outline-level="1"><text:span text:style-name="_5f_Caractères_5f_correction">5</text:span></text:h>
                </table:table-cell>
              </table:table-row>
              <table:table-row table:style-name="Tableau22.1">
                <table:table-cell table:style-name="Tableau22.A1" office:value-type="string">
                  <text:h text:style-name="_5f_Tableau_5f_Centré_5f_Gras" text:outline-level="1">B</text:h>
                </table:table-cell>
                <table:table-cell table:style-name="Tableau22.C3" office:value-type="string">
                  <text:h text:style-name="_5f_Tableau_5f_Centré" text:outline-level="1"><text:span text:style-name="_5f_Caractères_5f_correction">1</text:span></text:h>
                </table:table-cell>
                <table:table-cell table:style-name="Tableau22.C3" office:value-type="string">
                  <text:h text:style-name="_5f_Tableau_5f_Centré" text:outline-level="1"><text:span text:style-name="_5f_Caractères_5f_correction">0</text:span></text:h>
                </table:table-cell>
                <table:table-cell table:style-name="Tableau22.D3" office:value-type="string">
                  <text:h text:style-name="_5f_Tableau_5f_Centré" text:outline-level="1"/>
                </table:table-cell>
                <table:table-cell table:style-name="Tableau22.E3" office:value-type="string">
                  <text:h text:style-name="_5f_Tableau_5f_Centré" text:outline-level="1"><text:span text:style-name="_5f_Caractères_5f_correction">1</text:span></text:h>
                </table:table-cell>
              </table:table-row>
              <table:table-row table:style-name="Tableau22.1">
                <table:table-cell table:style-name="Tableau22.A1" office:value-type="string">
                  <text:h text:style-name="_5f_Tableau_5f_Centré_5f_Gras" text:outline-level="1">C</text:h>
                </table:table-cell>
                <table:table-cell table:style-name="Tableau22.B4" office:value-type="string">
                  <text:h text:style-name="_5f_Tableau_5f_Centré" text:outline-level="1"><text:span text:style-name="_5f_Caractères_5f_correction">1</text:span></text:h>
                </table:table-cell>
                <table:table-cell table:style-name="Tableau22.B4" office:value-type="string">
                  <text:h text:style-name="_5f_Tableau_5f_Centré" text:outline-level="1"><text:span text:style-name="_5f_Caractères_5f_correction">1</text:span></text:h>
                </table:table-cell>
                <table:table-cell table:style-name="Tableau22.B4" office:value-type="string">
                  <text:h text:style-name="_5f_Tableau_5f_Centré" text:outline-level="1"><text:span text:style-name="_5f_Caractères_5f_correction">1</text:span></text:h>
                </table:table-cell>
                <table:table-cell table:style-name="Tableau22.E4" office:value-type="string">
                  <text:h text:style-name="_5f_Tableau_5f_Centré" text:outline-level="1"/>
                </table:table-cell>
              </table:table-row>
              <table:table-row table:style-name="Tableau22.1">
                <table:table-cell table:style-name="Tableau22.A1" office:value-type="string">
                  <text:h text:style-name="_5f_Tableau_5f_Centré_5f_Gras" text:outline-level="1">D</text:h>
                </table:table-cell>
                <table:table-cell table:style-name="Tableau22.B4" office:value-type="string">
                  <text:h text:style-name="_5f_Tableau_5f_Centré" text:outline-level="1"><text:span text:style-name="_5f_Caractères_5f_correction">4</text:span></text:h>
                </table:table-cell>
                <table:table-cell table:style-name="Tableau22.D3" office:value-type="string">
                  <text:h text:style-name="_5f_Tableau_5f_Centré" text:outline-level="1"/>
                </table:table-cell>
                <table:table-cell table:style-name="Tableau22.B4" office:value-type="string">
                  <text:h text:style-name="_5f_Tableau_5f_Centré" text:outline-level="1"><text:span text:style-name="_5f_Caractères_5f_correction">8</text:span></text:h>
                </table:table-cell>
                <table:table-cell table:style-name="Tableau22.E5" office:value-type="string">
                  <text:h text:style-name="_5f_Tableau_5f_Centré" text:outline-level="1"><text:span text:style-name="_5f_Caractères_5f_correction">4</text:span></text:h>
                </table:table-cell>
              </table:table-row>
            </table:table>
            <text:h text:style-name="_5f_Paragraphe" text:outline-level="1"><draw:frame text:anchor-type="char" draw:z-index="6" draw:name="Forme52_0" draw:style-name="gr21" draw:text-style-name="P130" svg:width="8.409cm" svg:height="2.468cm" svg:x="0.164cm" svg:y="0.12cm"><draw:text-box><text:p text:style-name="P127"><text:span text:style-name="T187">Verticalement</text:span></text:p><text:p><text:span text:style-name="T188">1 -</text:span><text:span text:style-name="T189"> </text:span><text:span text:style-name="T190">Nombre palindrome.</text:span></text:p><text:p text:style-name="P128"><text:span text:style-name="T188">2 -</text:span><text:span text:style-name="T190"> Multiple de 100 si on lui enlève 1.</text:span></text:p><text:p><text:span text:style-name="T188">3 -</text:span><text:span text:style-name="T190"> Multiple de 2 et de 3.</text:span></text:p><text:p text:style-name="P129"><text:span text:style-name="T188">4 -</text:span><text:span text:style-name="T190"> Multiple de 17. Multiple de 2</text:span><text:span text:style-name="T191">.</text:span></text:p><text:p text:style-name="P129"><text:span text:style-name="T188"/></text:p></draw:text-box></draw:frame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list xml:id="list141407089181849" text:continue-numbering="true" text:style-name="_5f_Numérotation_20_des_20_exercices">
              <text:list-item>
                <text:h text:style-name="P112" text:outline-level="1"><text:span text:style-name="_5f_Caractères">Trace le chemin pour aller de 1 à 180 sachant qu'on peut monter vers une brique qui contient un multiple ou descendre vers une brique qui contient un diviseur, et qu'on ne peut pas se déplacer à l'horizontale.</text:span></text:h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P"/>
              <table:table-row table:style-name="Table1.1">
                <table:table-cell table:style-name="Table1.A1">
                  <text:h text:style-name="_5f_Tableau_5f_Centré_5f_Gras" text:outline-level="1"><text:span text:style-name="_5f_Caractères"/></text:h>
                </table:table-cell>
                <table:table-cell table:style-name="Table1.B1" table:number-columns-spanned="2" office:value-type="float" office:value="180">
                  <text:h text:style-name="_5f_Tableau_5f_Centré_5f_Gras" text:outline-level="1"><text:span text:style-name="_5f_Caractères"><text:span text:style-name="T180">180</text:span></text:span></text:h>
                </table:table-cell>
                <table:covered-table-cell/>
                <table:table-cell table:style-name="Table1.D1" table:number-columns-spanned="2" office:value-type="float" office:value="405">
                  <text:h text:style-name="_5f_Tableau_5f_Centré_5f_Gras" text:outline-level="1"><text:span text:style-name="_5f_Caractères"><text:span text:style-name="T180">405</text:span></text:span></text:h>
                </table:table-cell>
                <table:covered-table-cell/>
                <table:table-cell table:style-name="Table1.F1" table:number-columns-spanned="2" office:value-type="float" office:value="270">
                  <text:h text:style-name="_5f_Tableau_5f_Centré_5f_Gras" text:outline-level="1"><text:span text:style-name="_5f_Caractères"><text:span text:style-name="T180">270</text:span></text:span></text:h>
                </table:table-cell>
                <table:covered-table-cell/>
                <table:table-cell table:style-name="Table1.D1" table:number-columns-spanned="2" office:value-type="float" office:value="108">
                  <text:h text:style-name="_5f_Tableau_5f_Centré_5f_Gras" text:outline-level="1"><text:span text:style-name="_5f_Caractères"><text:span text:style-name="T180">108</text:span></text:span></text:h>
                </table:table-cell>
                <table:covered-table-cell/>
                <table:table-cell table:style-name="Table1.D1" table:number-columns-spanned="2" office:value-type="float" office:value="168">
                  <text:h text:style-name="_5f_Tableau_5f_Centré_5f_Gras" text:outline-level="1"><text:span text:style-name="_5f_Caractères"><text:span text:style-name="T180">168</text:span></text:span></text:h>
                </table:table-cell>
                <table:covered-table-cell/>
                <table:table-cell table:style-name="Table1.D1" table:number-columns-spanned="2" office:value-type="float" office:value="252">
                  <text:h text:style-name="_5f_Tableau_5f_Centré_5f_Gras" text:outline-level="1"><text:span text:style-name="_5f_Caractères"><text:span text:style-name="T180">252</text:span></text:span></text:h>
                </table:table-cell>
                <table:covered-table-cell/>
                <table:table-cell table:style-name="Table1.D1" table:number-columns-spanned="2" office:value-type="float" office:value="945">
                  <text:h text:style-name="_5f_Tableau_5f_Centré_5f_Gras" text:outline-level="1"><text:span text:style-name="_5f_Caractères"><text:span text:style-name="T180">945</text:span></text:span></text:h>
                </table:table-cell>
                <table:covered-table-cell/>
                <table:table-cell table:style-name="Table1.P1">
                  <text:h text:style-name="_5f_Tableau_5f_Centré_5f_Gras" text:outline-level="1"><text:span text:style-name="_5f_Caractères"/></text:h>
                </table:table-cell>
              </table:table-row>
              <table:table-row table:style-name="Table1.2">
                <table:table-cell table:style-name="Table1.P1" table:number-columns-spanned="2" office:value-type="float" office:value="60">
                  <text:h text:style-name="_5f_Tableau_5f_Centré_5f_Gras" text:outline-level="1"><text:span text:style-name="_5f_Caractères"><text:span text:style-name="T180">60</text:span></text:span></text:h>
                </table:table-cell>
                <table:covered-table-cell/>
                <table:table-cell table:style-name="Table1.C2" table:number-columns-spanned="2" office:value-type="float" office:value="90">
                  <text:h text:style-name="_5f_Tableau_5f_Centré" text:outline-level="1"><text:span text:style-name="_5f_Caractères">90</text:span></text:h>
                </table:table-cell>
                <table:covered-table-cell/>
                <table:table-cell table:style-name="Table1.C2" table:number-columns-spanned="2" office:value-type="float" office:value="135">
                  <text:h text:style-name="_5f_Tableau_5f_Centré" text:outline-level="1"><text:span text:style-name="_5f_Caractères">135</text:span></text:h>
                </table:table-cell>
                <table:covered-table-cell/>
                <table:table-cell table:style-name="Table1.C2" table:number-columns-spanned="2" office:value-type="float" office:value="54">
                  <text:h text:style-name="_5f_Tableau_5f_Centré" text:outline-level="1"><text:span text:style-name="_5f_Caractères">54</text:span></text:h>
                </table:table-cell>
                <table:covered-table-cell/>
                <table:table-cell table:style-name="Table1.C2" table:number-columns-spanned="2" office:value-type="float" office:value="126">
                  <text:h text:style-name="_5f_Tableau_5f_Centré" text:outline-level="1"><text:span text:style-name="_5f_Caractères">126</text:span></text:h>
                </table:table-cell>
                <table:covered-table-cell/>
                <table:table-cell table:style-name="Table1.P1" table:number-columns-spanned="2" office:value-type="float" office:value="84">
                  <text:h text:style-name="_5f_Tableau_5f_Centré" text:outline-level="1"><text:span text:style-name="_5f_Caractères">84</text:span></text:h>
                </table:table-cell>
                <table:covered-table-cell/>
                <table:table-cell table:style-name="Table1.P1" table:number-columns-spanned="2" office:value-type="float" office:value="126">
                  <text:h text:style-name="_5f_Tableau_5f_Centré" text:outline-level="1"><text:span text:style-name="_5f_Caractères">126</text:span></text:h>
                </table:table-cell>
                <table:covered-table-cell/>
                <table:table-cell table:style-name="Table1.O2" table:number-columns-spanned="2" office:value-type="float" office:value="189">
                  <text:h text:style-name="_5f_Tableau_5f_Centré" text:outline-level="1"><text:span text:style-name="_5f_Caractères">189</text:span></text:h>
                </table:table-cell>
                <table:covered-table-cell/>
              </table:table-row>
              <table:table-row table:style-name="Table1.2">
                <table:table-cell table:style-name="Table1.A1">
                  <text:h text:style-name="_5f_Tableau_5f_Centré_5f_Gras" text:outline-level="1"><text:span text:style-name="_5f_Caractères"/></text:h>
                </table:table-cell>
                <table:table-cell table:style-name="Table1.P1" table:number-columns-spanned="2" office:value-type="float" office:value="20">
                  <text:h text:style-name="_5f_Tableau_5f_Centré" text:outline-level="1"><text:span text:style-name="_5f_Caractères">20</text:span></text:h>
                </table:table-cell>
                <table:covered-table-cell/>
                <table:table-cell table:style-name="Table1.C2" table:number-columns-spanned="2" office:value-type="float" office:value="45">
                  <text:h text:style-name="_5f_Tableau_5f_Centré" text:outline-level="1"><text:span text:style-name="_5f_Caractères">45</text:span></text:h>
                </table:table-cell>
                <table:covered-table-cell/>
                <table:table-cell table:style-name="Table1.F3" table:number-columns-spanned="2" office:value-type="string">
                  <text:h text:style-name="_5f_Tableau_5f_Centré" text:outline-level="1"><text:span text:style-name="_5f_Caractères">25</text:span></text:h>
                </table:table-cell>
                <table:covered-table-cell/>
                <table:table-cell table:style-name="Table1.C2" table:number-columns-spanned="2" office:value-type="float" office:value="2">
                  <text:h text:style-name="_5f_Tableau_5f_Centré" text:outline-level="1"><text:span text:style-name="_5f_Caractères">2</text:span></text:h>
                </table:table-cell>
                <table:covered-table-cell/>
                <table:table-cell table:style-name="Table1.C2" table:number-columns-spanned="2" office:value-type="float" office:value="42">
                  <text:h text:style-name="_5f_Tableau_5f_Centré" text:outline-level="1"><text:span text:style-name="_5f_Caractères">42</text:span></text:h>
                </table:table-cell>
                <table:covered-table-cell/>
                <table:table-cell table:style-name="Table1.P1" table:number-columns-spanned="2" office:value-type="float" office:value="18">
                  <text:h text:style-name="_5f_Tableau_5f_Centré" text:outline-level="1"><text:span text:style-name="_5f_Caractères">18</text:span></text:h>
                </table:table-cell>
                <table:covered-table-cell/>
                <table:table-cell table:style-name="Table1.P1" table:number-columns-spanned="2" office:value-type="float" office:value="63">
                  <text:h text:style-name="_5f_Tableau_5f_Centré" text:outline-level="1"><text:span text:style-name="_5f_Caractères">63</text:span></text:h>
                </table:table-cell>
                <table:covered-table-cell/>
                <table:table-cell table:style-name="Table1.P1">
                  <text:h text:style-name="_5f_Tableau_5f_Centré" text:outline-level="1"><text:span text:style-name="_5f_Caractères"/></text:h>
                </table:table-cell>
              </table:table-row>
              <table:table-row table:style-name="Table1.2">
                <table:table-cell table:style-name="Table1.P1" table:number-columns-spanned="2" office:value-type="float" office:value="10">
                  <text:h text:style-name="_5f_Tableau_5f_Centré_5f_Gras" text:outline-level="1"><text:span text:style-name="_5f_Caractères"><text:span text:style-name="T180">10</text:span></text:span></text:h>
                </table:table-cell>
                <table:covered-table-cell/>
                <table:table-cell table:style-name="Table1.P1" table:number-columns-spanned="2" office:value-type="float" office:value="56">
                  <text:h text:style-name="_5f_Tableau_5f_Centré" text:outline-level="1"><text:span text:style-name="_5f_Caractères">56</text:span></text:h>
                </table:table-cell>
                <table:covered-table-cell/>
                <table:table-cell table:style-name="Table1.P1" table:number-columns-spanned="2" office:value-type="float" office:value="15">
                  <text:h text:style-name="_5f_Tableau_5f_Centré" text:outline-level="1"><text:span text:style-name="_5f_Caractères">15</text:span></text:h>
                </table:table-cell>
                <table:covered-table-cell/>
                <table:table-cell table:style-name="Table1.P1" table:number-columns-spanned="2" office:value-type="float" office:value="300">
                  <text:h text:style-name="_5f_Tableau_5f_Centré" text:outline-level="1"><text:span text:style-name="_5f_Caractères">300</text:span></text:h>
                </table:table-cell>
                <table:covered-table-cell/>
                <table:table-cell table:style-name="Table1.P1" table:number-columns-spanned="2" office:value-type="float" office:value="300">
                  <text:h text:style-name="_5f_Tableau_5f_Centré" text:outline-level="1"><text:span text:style-name="_5f_Caractères">300</text:span></text:h>
                </table:table-cell>
                <table:covered-table-cell/>
                <table:table-cell table:style-name="Table1.C2" table:number-columns-spanned="2" office:value-type="float" office:value="14">
                  <text:h text:style-name="_5f_Tableau_5f_Centré" text:outline-level="1"><text:span text:style-name="_5f_Caractères">14</text:span></text:h>
                </table:table-cell>
                <table:covered-table-cell/>
                <table:table-cell table:style-name="Table1.C2" table:number-columns-spanned="2" office:value-type="float" office:value="42">
                  <text:h text:style-name="_5f_Tableau_5f_Centré" text:outline-level="1"><text:span text:style-name="_5f_Caractères">42</text:span></text:h>
                </table:table-cell>
                <table:covered-table-cell/>
                <table:table-cell table:style-name="Table1.O2" table:number-columns-spanned="2" office:value-type="float" office:value="9">
                  <text:h text:style-name="_5f_Tableau_5f_Centré" text:outline-level="1"><text:span text:style-name="_5f_Caractères">9</text:span></text:h>
                </table:table-cell>
                <table:covered-table-cell/>
              </table:table-row>
              <table:table-row table:style-name="Table1.2">
                <table:table-cell table:style-name="Table1.A1">
                  <text:h text:style-name="_5f_Tableau_5f_Centré_5f_Gras" text:outline-level="1"><text:span text:style-name="_5f_Caractères"/></text:h>
                </table:table-cell>
                <table:table-cell table:style-name="Table1.P1" table:number-columns-spanned="2" office:value-type="float" office:value="2">
                  <text:h text:style-name="_5f_Tableau_5f_Centré" text:outline-level="1"><text:span text:style-name="_5f_Caractères">2</text:span></text:h>
                </table:table-cell>
                <table:covered-table-cell/>
                <table:table-cell table:style-name="Table1.P1" table:number-columns-spanned="2" office:value-type="float" office:value="28">
                  <text:h text:style-name="_5f_Tableau_5f_Centré" text:outline-level="1"><text:span text:style-name="_5f_Caractères">28</text:span></text:h>
                </table:table-cell>
                <table:covered-table-cell/>
                <table:table-cell table:style-name="Table1.P1" table:number-columns-spanned="2" office:value-type="float" office:value="3">
                  <text:h text:style-name="_5f_Tableau_5f_Centré" text:outline-level="1"><text:span text:style-name="_5f_Caractères">3</text:span></text:h>
                </table:table-cell>
                <table:covered-table-cell/>
                <table:table-cell table:style-name="Table1.P1" table:number-columns-spanned="2" office:value-type="float" office:value="60">
                  <text:h text:style-name="_5f_Tableau_5f_Centré" text:outline-level="1"><text:span text:style-name="_5f_Caractères">60</text:span></text:h>
                </table:table-cell>
                <table:covered-table-cell/>
                <table:table-cell table:style-name="Table1.P1" table:number-columns-spanned="2" office:value-type="float" office:value="120">
                  <text:h text:style-name="_5f_Tableau_5f_Centré" text:outline-level="1"><text:span text:style-name="_5f_Caractères">120</text:span></text:h>
                </table:table-cell>
                <table:covered-table-cell/>
                <table:table-cell table:style-name="Table1.C2" table:number-columns-spanned="2" office:value-type="float" office:value="7">
                  <text:h text:style-name="_5f_Tableau_5f_Centré" text:outline-level="1"><text:span text:style-name="_5f_Caractères">7</text:span></text:h>
                </table:table-cell>
                <table:covered-table-cell/>
                <table:table-cell table:style-name="Table1.C2" table:number-columns-spanned="2" office:value-type="float" office:value="6">
                  <text:h text:style-name="_5f_Tableau_5f_Centré" text:outline-level="1"><text:span text:style-name="_5f_Caractères">6</text:span></text:h>
                </table:table-cell>
                <table:covered-table-cell/>
                <table:table-cell table:style-name="Table1.P1">
                  <text:h text:style-name="_5f_Tableau_5f_Centré" text:outline-level="1"><text:span text:style-name="_5f_Caractères"/></text:h>
                </table:table-cell>
              </table:table-row>
              <table:table-row table:style-name="Table1.2">
                <table:table-cell table:style-name="Table1.P1" table:number-columns-spanned="2" office:value-type="float" office:value="21">
                  <text:h text:style-name="_5f_Tableau_5f_Centré_5f_Gras" text:outline-level="1"><text:span text:style-name="_5f_Caractères"><text:span text:style-name="T180">21</text:span></text:span></text:h>
                </table:table-cell>
                <table:covered-table-cell/>
                <table:table-cell table:style-name="Table1.P1" table:number-columns-spanned="2" office:value-type="float" office:value="14">
                  <text:h text:style-name="_5f_Tableau_5f_Centré" text:outline-level="1"><text:span text:style-name="_5f_Caractères">14</text:span></text:h>
                </table:table-cell>
                <table:covered-table-cell/>
                <table:table-cell table:style-name="Table1.P1" table:number-columns-spanned="2" office:value-type="float" office:value="42">
                  <text:h text:style-name="_5f_Tableau_5f_Centré" text:outline-level="1"><text:span text:style-name="_5f_Caractères">42</text:span></text:h>
                </table:table-cell>
                <table:covered-table-cell/>
                <table:table-cell table:style-name="Table1.P1" table:number-columns-spanned="2" office:value-type="float" office:value="12">
                  <text:h text:style-name="_5f_Tableau_5f_Centré" text:outline-level="1"><text:span text:style-name="_5f_Caractères">12</text:span></text:h>
                </table:table-cell>
                <table:covered-table-cell/>
                <table:table-cell table:style-name="Table1.P1" table:number-columns-spanned="2" office:value-type="float" office:value="30">
                  <text:h text:style-name="_5f_Tableau_5f_Centré" text:outline-level="1"><text:span text:style-name="_5f_Caractères">30</text:span></text:h>
                </table:table-cell>
                <table:covered-table-cell/>
                <table:table-cell table:style-name="Table1.P1" table:number-columns-spanned="2" office:value-type="float" office:value="45">
                  <text:h text:style-name="_5f_Tableau_5f_Centré" text:outline-level="1"><text:span text:style-name="_5f_Caractères">45</text:span></text:h>
                </table:table-cell>
                <table:covered-table-cell/>
                <table:table-cell table:style-name="Table1.C2" table:number-columns-spanned="2" office:value-type="float" office:value="3">
                  <text:h text:style-name="_5f_Tableau_5f_Centré" text:outline-level="1"><text:span text:style-name="_5f_Caractères">3</text:span></text:h>
                </table:table-cell>
                <table:covered-table-cell/>
                <table:table-cell table:style-name="Table1.O2" table:number-columns-spanned="2" office:value-type="float" office:value="4">
                  <text:h text:style-name="_5f_Tableau_5f_Centré" text:outline-level="1"><text:span text:style-name="_5f_Caractères">4</text:span></text:h>
                </table:table-cell>
                <table:covered-table-cell/>
              </table:table-row>
              <table:table-row table:style-name="Table1.7">
                <table:table-cell table:style-name="Table1.A7">
                  <text:h text:style-name="_5f_Tableau_5f_Centré_5f_Gras" text:outline-level="1"><text:span text:style-name="_5f_Caractères"/></text:h>
                </table:table-cell>
                <table:table-cell table:style-name="Table1.P1" table:number-columns-spanned="2" office:value-type="float" office:value="7">
                  <text:h text:style-name="_5f_Tableau_5f_Centré" text:outline-level="1"><text:span text:style-name="_5f_Caractères">7</text:span></text:h>
                </table:table-cell>
                <table:covered-table-cell/>
                <table:table-cell table:style-name="Table1.P1" table:number-columns-spanned="2" office:value-type="float" office:value="6">
                  <text:h text:style-name="_5f_Tableau_5f_Centré" text:outline-level="1"><text:span text:style-name="_5f_Caractères">6</text:span></text:h>
                </table:table-cell>
                <table:covered-table-cell/>
                <table:table-cell table:style-name="Table1.P1" table:number-columns-spanned="2" office:value-type="float" office:value="3">
                  <text:h text:style-name="_5f_Tableau_5f_Centré" text:outline-level="1"><text:span text:style-name="_5f_Caractères">3</text:span></text:h>
                </table:table-cell>
                <table:covered-table-cell/>
                <table:table-cell table:style-name="Table1.P1" table:number-columns-spanned="2" office:value-type="float" office:value="5">
                  <text:h text:style-name="_5f_Tableau_5f_Centré" text:outline-level="1"><text:span text:style-name="_5f_Caractères">5</text:span></text:h>
                </table:table-cell>
                <table:covered-table-cell/>
                <table:table-cell table:style-name="Table1.P1" table:number-columns-spanned="2" office:value-type="float" office:value="15">
                  <text:h text:style-name="_5f_Tableau_5f_Centré" text:outline-level="1"><text:span text:style-name="_5f_Caractères">15</text:span></text:h>
                </table:table-cell>
                <table:covered-table-cell/>
                <table:table-cell table:style-name="Table1.P1" table:number-columns-spanned="2" office:value-type="float" office:value="9">
                  <text:h text:style-name="_5f_Tableau_5f_Centré" text:outline-level="1"><text:span text:style-name="_5f_Caractères">9</text:span></text:h>
                </table:table-cell>
                <table:covered-table-cell/>
                <table:table-cell table:style-name="Table1.N7" table:number-columns-spanned="2" office:value-type="float" office:value="1">
                  <text:h text:style-name="_5f_Tableau_5f_Centré" text:outline-level="1"><text:span text:style-name="_5f_Caractères">1</text:span></text:h>
                </table:table-cell>
                <table:covered-table-cell/>
                <table:table-cell table:style-name="Table1.P7" office:value-type="string">
                  <text:h text:style-name="_5f_Tableau_5f_Centré" text:outline-level="1"><text:span text:style-name="_5f_Caractères"><text:s/></text:span></text:h>
                </table:table-cell>
              </table:table-row>
            </table:table>
            <text:p text:style-name="Standard"><text:span text:style-name="_5f_Caractères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1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9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5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3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4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2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9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0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6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7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4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5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2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1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3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4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5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2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3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5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8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9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1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0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6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7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2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3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4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5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4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5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7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6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8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0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9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5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6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2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4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3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4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5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7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8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6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2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8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9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0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3" draw:name="Shape3_12" draw:style-name="Mgr5" draw:text-style-name="MP1" svg:x1="10.308cm" svg:y1="0.388cm" svg:x2="20.496cm" svg:y2="0.36cm"><text:p/></draw:line><draw:path text:anchor-type="paragraph" draw:z-index="264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6" draw:name="Shape3_27" draw:style-name="Mgr5" draw:text-style-name="MP1" svg:x1="10.308cm" svg:y1="0.388cm" svg:x2="20.496cm" svg:y2="0.36cm"><text:p/></draw:line><draw:path text:anchor-type="paragraph" draw:z-index="267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5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9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6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7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4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5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9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0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7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8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8"><draw:text-box fo:min-height="0.499cm" fo:min-width="7.096cm"><draw:frame draw:style-name="Mfr2" draw:name="Frame1141" text:anchor-type="frame" svg:x="0.45cm" svg:y="0.079cm" svg:width="0.817cm" draw:z-index="10"><draw:text-box fo:min-height="0.355cm"><text:p text:style-name="MP3"><draw:g text:anchor-type="paragraph" draw:z-index="245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1"><draw:text-box fo:min-height="0.355cm"><text:p text:style-name="MP3"><text:page-number text:select-page="current">2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6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1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6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7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8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9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5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6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3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4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0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1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2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8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9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5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17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16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2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3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0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1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8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9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6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7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4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05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1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8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9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0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5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2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94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3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6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188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1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82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80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77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8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79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74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71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2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68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0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65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64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61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9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0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56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54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5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51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2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50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48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49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4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47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3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4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2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40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1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8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9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36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37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4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5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2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3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30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31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8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9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6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7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4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5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2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3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0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1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18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19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6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7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14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5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3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06" draw:name="Shape7_8" draw:style-name="Mgr9" draw:text-style-name="MP1" svg:x1="9.042cm" svg:y1="0.36cm" svg:x2="20.461cm" svg:y2="0.36cm"><text:p/></draw:line><draw:path text:anchor-type="paragraph" draw:z-index="107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8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10" draw:name="Shape7_9" draw:style-name="Mgr9" draw:text-style-name="MP1" svg:x1="9.042cm" svg:y1="0.36cm" svg:x2="20.461cm" svg:y2="0.36cm"><text:p/></draw:line><draw:path text:anchor-type="paragraph" draw:z-index="111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12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9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87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8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89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91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92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93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2176766587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85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1406001156039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86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3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4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1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2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0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3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1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2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9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0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65" draw:name="Shape9" draw:style-name="Mgr1" draw:text-style-name="MP1" svg:x1="11.559cm" svg:y1="0.36cm" svg:x2="20.5cm" svg:y2="0.36cm"><text:p/></draw:line><draw:frame text:anchor-type="paragraph" draw:z-index="66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67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8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4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3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1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2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9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0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8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6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57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5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5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4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2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3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0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1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8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9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6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37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4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5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2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3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0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1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8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9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6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7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4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5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2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3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6" draw:name="Shape3_0" draw:style-name="Mgr14" draw:text-style-name="MP1" svg:x1="10.893cm" svg:y1="0.403cm" svg:x2="20.503cm" svg:y2="0.327cm"><text:p/></draw:line><draw:path text:anchor-type="char" draw:z-index="17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0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8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1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14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. KHARROUBI</meta:initial-creator>
    <meta:creation-date>2021-04-22T22:46:57.917000000</meta:creation-date>
    <meta:editing-duration>PT9H48M50S</meta:editing-duration>
    <meta:editing-cycles>8</meta:editing-cycles>
    <meta:generator>LibreOffice/7.1.1.2$Windows_X86_64 LibreOffice_project/fe0b08f4af1bacafe4c7ecc87ce55bb426164676</meta:generator>
    <dc:description>Fiche 3 - série 4</dc:description>
    <dc:title>Calculer : Critères de divisibilité</dc:title>
    <dc:date>2021-09-16T14:14:03.086000000</dc:date>
    <meta:document-statistic meta:table-count="4" meta:image-count="0" meta:object-count="0" meta:page-count="2" meta:paragraph-count="893" meta:word-count="3163" meta:character-count="19456" meta:non-whitespace-character-count="16772"/>
  </office:meta>
</office:document-meta>
</file>